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33ff" loext:opacity="100%" fo:font-weight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/>
    </style:style>
    <style:style style:name="T1" style:family="text">
      <style:text-properties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style:style style:name="T4" style:family="text">
      <style:text-properties fo:color="#0033ff" loext:opacity="100%" fo:font-weight="bold"/>
    </style:style>
    <style:style style:name="T5" style:family="text">
      <style:text-properties style:font-weight-asian="bold"/>
    </style:style>
    <style:style style:name="T6" style:family="text">
      <style:text-properties style:font-size-asian="10pt" style:font-weight-asian="bold"/>
    </style:style>
    <style:style style:name="T7" style:family="text">
      <style:text-properties fo:color="#6f00ff" loext:opacity="100%"/>
    </style:style>
    <style:style style:name="T8" style:family="text">
      <style:text-properties fo:color="#6f00ff" loext:opacity="100%" fo:font-weight="bold"/>
    </style:style>
    <style:style style:name="T9" style:family="text">
      <style:text-properties fo:color="#000000" loext:opacity="100%" fo:font-weight="bold"/>
    </style:style>
    <style:style style:name="T10" style:family="text">
      <style:text-properties fo:color="#000000" loext:opacity="100%"/>
    </style:style>
    <style:style style:name="T11" style:family="text">
      <style:text-properties fo:color="#000080" loext:opacity="100%" fo:font-weight="bold"/>
    </style:style>
    <style:style style:name="T12" style:family="text">
      <style:text-properties fo:color="#000000" loext:opacity="100%" fo:font-style="italic"/>
    </style:style>
    <style:style style:name="T13" style:family="text">
      <style:text-properties fo:color="#000000" loext:opacity="100%" fo:font-size="10pt"/>
    </style:style>
    <style:style style:name="T14" style:family="text">
      <style:text-properties fo:color="#000080" loext:opacity="100%"/>
    </style:style>
    <style:style style:name="T15" style:family="text">
      <style:text-properties fo:color="#0cb411" loext:opacity="100%" fo:font-weight="bold"/>
    </style:style>
    <style:style style:name="T16" style:family="text">
      <style:text-properties fo:font-style="italic"/>
    </style:style>
    <style:style style:name="T17" style:family="text">
      <style:text-properties fo:font-style="italic" fo:font-weight="bold"/>
    </style:style>
    <style:style style:name="T18" style:family="text">
      <style:text-properties fo:color="#0033ff" loext:opacity="100%"/>
    </style:style>
    <style:style style:name="T19" style:family="text">
      <style:text-properties fo:color="#aa00ff" loext:opacity="100%" fo:font-weight="bold"/>
    </style:style>
    <style:style style:name="T20" style:family="text">
      <style:text-properties fo:color="#000000" loext:opacity="100%" fo:font-style="italic" fo:font-weight="bold"/>
    </style:style>
    <style:style style:name="T21" style:family="text">
      <style:text-properties fo:color="#7700ff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UCATION</text:p>
      <text:p text:style-name="P2"><text:span text:style-name="T1">_Masters of Arts in Communication Studies and New Media @ McMaster University </text:span>// (2023-2024).<text:span text:style-name="T1"><text:line-break/>_Honours Bachelor of Animation @ Sheridan College</text:span> // (Oakville, ON).</text:p>
      <text:p text:style-name="P2"><text:span text:style-name="T1">_Expanded Media, former student @ NSCAD University </text:span>// (Halifax, NS).  <text:line-break/>    </text:p>
      <text:p text:style-name="P1">Professional Experience</text:p>
      <text:p text:style-name="P3"><text:span text:style-name="T2">_Network Convener: Communications &amp; Projects</text:span><text:span text:style-name="T3"> // STOPS to Violence Saskatchewan / remote, Canada / August 2023 - Oct 2023</text:span><text:span text:style-name="T2"><text:line-break/>_Workshop instructor, Panelist</text:span><text:span text:style-name="T3"> // Mackenzie Art Gallery, Dunlop Art Gallery, Halifax Independent Animation Festival // remote, Canada // started Nov 28, 2020</text:span><text:line-break/><text:span text:style-name="T2">_Freelance animation artist </text:span><text:span text:style-name="T3">// clients: CBC Creator Network, Hi-Vis film, Adrian Dean Animation, Neutral Ground Artist-Run Centre // Remote, Canada // started Nov 15, 2019 </text:span></text:p>
      <text:p text:style-name="P4"><text:span text:style-name="T1">_Interim Communications &amp; Member Services Coordinator</text:span> // Saskatchewan Filmpool // Regina, SK // 2020</text:p>
      <text:p text:style-name="P4"><text:span text:style-name="T1">_Gallery &amp; Archive Assistant</text:span> // Neutral Ground Artist Run Centre // Regina, SK // 2020 &amp; 2021</text:p>
      <text:p text:style-name="P2"><text:span text:style-name="T2">_Junior Communications Consultant</text:span><text:span text:style-name="T3"> // Government of Saskatchewan, Ministry of Government Relations // Regina, SK // summer internships 2017 &amp; 2019</text:span><text:line-break/><text:line-break/><text:span text:style-name="T4">short film, short doc, feature-length, TV:</text:span><text:line-break/>-  <text:span text:style-name="T1">Transfusion</text:span> <text:span text:style-name="T3">// short animated film // QCC, BQFF, SIFA, Homegrown, UWpg, 2023-2024</text:span><text:line-break/><text:span text:style-name="T2">- </text:span><text:a xlink:type="simple" xlink:href="https://www.cbc.ca/news/canada/saskatchewan/what-is-home-diaspora-creator-network-1.6630578" office:target-frame-name="_blank" xlink:show="new" text:style-name="Internet_20_link" text:visited-style-name="Visited_20_Internet_20_Link"><text:span text:style-name="T2">Home of Diaspora</text:span></text:a><text:span text:style-name="T2">  </text:span><text:span text:style-name="T3">// Concept &amp; Storyboards, co-animator // CBC Creators Network, SK // 2021 - 2022</text:span><text:span text:style-name="T2"><text:line-break/>- </text:span><text:a xlink:type="simple" xlink:href="https://hi-visfilm.ca/Queens-of-the-Qing-Dynasty" office:target-frame-name="_blank" xlink:show="new" text:style-name="Internet_20_link" text:visited-style-name="Visited_20_Internet_20_Link"><text:span text:style-name="T2">Queens of the Qing Dynasty</text:span></text:a><text:span text:style-name="T2"> </text:span><text:span text:style-name="T3">// Original 2D Animation // live-action Canadian feature Dir. by Ashley McKenzie // Nova Scotia // 2021-2022 [72nd Berlinale, TIFF 2022, Atlantic Independent Film Festival 2022, New York Film Festival 2022]</text:span> <text:span text:style-name="T3">- </text:span><text:span text:style-name="T2">Bridget</text:span><text:span text:style-name="T3"> // student third-year group film // Sheridan College, ON // 2021-2022 [Ottawa International Animation Festival 2022, Festival Stop Motion Montréal 2022, Irish Film Festival London 2022]</text:span> <text:line-break/>- <text:span text:style-name="T5">拜山 </text:span><text:span text:style-name="T1">( baai3 saan1)   </text:span><text:span text:style-name="T2">// super 8 film, independent // 2021 [One Take Super 8, REGINA 2022] // https://</text:span><text:a xlink:type="simple" xlink:href="http://www.youtube.com/watch?v=wvucgixW0lI" office:target-frame-name="_blank" xlink:show="new" text:style-name="Internet_20_link" text:visited-style-name="Visited_20_Internet_20_Link"><text:span text:style-name="T2">www.youtube.com/watch?v=wvucgixW0lI</text:span></text:a><text:span text:style-name="T2"> </text:span><text:line-break/><text:span text:style-name="T3">- </text:span><text:a xlink:type="simple" xlink:href="https://www.citytv.com/show/why-am-i/season/3/" text:style-name="Internet_20_link" text:visited-style-name="Visited_20_Internet_20_Link"><text:span text:style-name="T2">Why Am I?</text:span><text:span text:style-name="T3"> //</text:span></text:a><text:span text:style-name="T3"> Background layout &amp; paint artist // Children’s mini TV series on CityTV // Regina, SK // 2021</text:span> <text:line-break/><text:span text:style-name="T2">- RAW </text:span><text:span text:style-name="T3">// Animator &amp; Co-Director // CBC Creators Network, SK // 2019 - 2020 [INSPIRE (SASK 2022), CBC, Lunenberg Doc Festival 2020]</text:span> <text:line-break/><text:span text:style-name="T2">- Mom’s Garden </text:span><text:span text:style-name="T6">妈妈的菜园 </text:span><text:span text:style-name="T3">// student independent multimedia short // University of Regina &amp; NSCAD University, SK // 2019 [Addis Video Art Festival (Ethiopia, 2022), </text:span><text:a xlink:type="simple" xlink:href="https://wndx.org/" office:target-frame-name="_blank" xlink:show="new" text:style-name="Internet_20_link" text:visited-style-name="Visited_20_Internet_20_Link"><text:span text:style-name="T3">WNDX Festival of Moving Image 2022</text:span></text:a><text:span text:style-name="T3">, Student World Impact Film Festival 2022, Halifax Independent Animation Festival 2021, University of Regina 2019]</text:span><text:line-break/><text:span text:style-name="T2">- Hood Habits </text:span><text:span text:style-name="T3">// student group film for Charles Taylor Theatre // NSCAD University, NS // 2019 [Global News, Emerging Lens Cultural Film Festival 2019]</text:span><text:line-break/><text:span text:style-name="T7"><text:line-break/></text:span><text:span text:style-name="T8">residencies + fellowships</text:span><text:span text:style-name="T7"><text:line-break/></text:span><text:span text:style-name="T9">// XR IBPOC Fellow,</text:span><text:span text:style-name="T10"> Single Thread Theatre Co. for PXR Conference, Toronto ON, Fall 2024</text:span><text:span text:style-name="T9"><text:line-break/>// Capacitor </text:span><text:span text:style-name="T10">// </text:span><text:a xlink:type="simple" xlink:href="https://artsandscience.usask.ca/galleries/capacitor.php" office:target-frame-name="_blank" xlink:show="new" text:style-name="Internet_20_link" text:visited-style-name="Visited_20_Internet_20_Link"><text:span text:style-name="T11">University of Saskatchewan Art Galleries and Collections</text:span></text:a><text:span text:style-name="T9"> </text:span><text:span text:style-name="T10">/ Funded through the Canada Council for the Arts </text:span><text:span text:style-name="T12">Digital Now</text:span><text:span text:style-name="T10"> Program / 6-month remote residency / August 2022 - January 2023<text:line-break/></text:span><text:span text:style-name="T9">// Foundational mentorship </text:span><text:span text:style-name="T13">CARFAC Saskatchewan / mentor Frans Lotz, metal &amp; wood sculpting / Regina, SK // September 2022 - June 2023</text:span><text:span text:style-name="T10"> <text:line-break/></text:span><text:span text:style-name="T9">// Digital Prototyper Residency @ MIGRATION // UKAI Projects </text:span><text:span text:style-name="T10">// </text:span><text:a xlink:type="simple" xlink:href="https://whoisasey.github.io/musicpicnic/" office:target-frame-name="_blank" xlink:show="new" text:style-name="Internet_20_link" text:visited-style-name="Visited_20_Internet_20_Link"><text:span text:style-name="T14">https://whoisasey.github.io/musicpicnic/</text:span></text:a><text:span text:style-name="T10">/ // </text:span><text:a xlink:type="simple" xlink:href="https://www.instagram.com/p/CCtPTG0AIc_/" text:style-name="Internet_20_link" text:visited-style-name="Visited_20_Internet_20_Link"><text:span text:style-name="T14">https://www.instagram.com/p/CCtPTG0AIc_/</text:span></text:a><text:span text:style-name="T10"> </text:span><text:a xlink:type="simple" xlink:href="https://www.ukai.ca/eventsandworkshops/migration" office:target-frame-name="_self" xlink:show="replace" text:style-name="Internet_20_link" text:visited-style-name="Visited_20_Internet_20_Link"><text:span text:style-name="T14">https://www.ukai.ca/eventsandworkshops/migration</text:span></text:a><text:span text:style-name="T10"> - 2020<text:line-break/><text:line-break/></text:span><text:span text:style-name="T15">Funding</text:span><text:span text:style-name="T10"><text:line-break/></text:span><text:span text:style-name="T9">// ad-hoc collaboration microgrant</text:span><text:span text:style-name="T10"> | Saskarts | microgrant awarded for multimedia group arts event held in partnership with Neutral Ground Artist-Run Centre and Saskfilmpool, co-led by Cyril W. Chen and Nicole Mae, with artistic collaborators Joviel Buenavente, Greta Peart and Gabriel Coloma | </text:span><text:soft-page-break/><text:span text:style-name="T10">August 2024 <text:line-break/></text:span><text:span text:style-name="T9">// Concept to Realization - Explore and Create Program</text:span><text:span text:style-name="T10"> | Canada Council for the Arts | New/Early Career Media Artist grant | 2023-2024</text:span><text:span text:style-name="T7"> <text:line-break/><text:line-break/></text:span><text:span text:style-name="T8">screenings</text:span><text:line-break/><text:span text:style-name="T1">// Bradford Queer Film Festival</text:span> | <text:span text:style-name="T16">Transfusion</text:span> screening, Bradford, UK | November 2023 | Screening with select animator Q&amp;A | <text:a xlink:type="simple" xlink:href="https://issuu.com/castlesinthesky/docs/bqff_2023_programme" office:target-frame-name="_blank" xlink:show="new" text:style-name="Internet_20_link" text:visited-style-name="Visited_20_Internet_20_Link">https://issuu.com/castlesinthesky/docs/bqff_2023_programme</text:a> <text:line-break/><text:span text:style-name="T1">// Microbeaf experimental animation festival</text:span> | May 18, 2023 | screening and interview for animated short | <text:a xlink:type="simple" xlink:href="https://thebeaf.org/" text:style-name="Internet_20_link" text:visited-style-name="Visited_20_Internet_20_Link">https://thebeaf.org/</text:a> |<text:line-break/><text:span text:style-name="T1">// 72nd Berlinale</text:span> | Animator for <text:span text:style-name="T16">Queens of the Qing Dynasty</text:span>, directed by Ashley Mckenzie | Feb 10-20, 2022 | https://<text:a xlink:type="simple" xlink:href="http://www.berlinale.de/en/news-topics/news/detail_122377.html" office:target-frame-name="_blank" xlink:show="new" text:style-name="Internet_20_link" text:visited-style-name="Visited_20_Internet_20_Link">www.berlinale.de/en/news-topics/news/detail_122377.html</text:a> | https://<text:a xlink:type="simple" xlink:href="http://www.instagram.com/p/CY6bKUwLaxw/" office:target-frame-name="_blank" xlink:show="new" text:style-name="Internet_20_link" text:visited-style-name="Visited_20_Internet_20_Link">www.instagram.com/p/CY6bKUwLaxw/</text:a> <text:line-break/><text:span text:style-name="T1">// One Take Super 8 | </text:span><text:span text:style-name="T5">拜山 </text:span><text:span text:style-name="T1">( baai3 saan1) | Regina Public Library Film Theatre | Regina, SK / Oct. 16, 2021 |</text:span> <text:a xlink:type="simple" xlink:href="https://www.youtube.com/watch?v=wvucgixW0lI" office:target-frame-name="_blank" xlink:show="new" text:style-name="Internet_20_link" text:visited-style-name="Visited_20_Internet_20_Link">https://www.youtube.com/watch?v=wvucgixW0lI </text:a><text:line-break/><text:span text:style-name="T1">// Animation Festival of Halifax | Select artist for Vegan Delights | Halifax, NS / May 8, 2021<text:line-break/>Films: RAW (CBC, 2020) and Mom's Garden - </text:span><text:span text:style-name="T5">妈妈的菜园 </text:span><text:span text:style-name="T1">(independent, 2019)</text:span> <text:a xlink:type="simple" xlink:href="https://afx.eventive.org/schedule/6088cb601ccf790075af339f" office:target-frame-name="_self" xlink:show="replace" text:style-name="Internet_20_link" text:visited-style-name="Visited_20_Internet_20_Link">https://afx.eventive.org/schedule/6088cb601ccf790075af339f</text:a> - https://afx.eventive.org/films/60721c63683afa00d36cddaf<text:line-break/><text:span text:style-name="T1">// Lunenburg Doc Festival - CBC Shorts: In Search of Ourselves - RAW - Animation Director -</text:span> <text:a xlink:type="simple" xlink:href="http://lunenburgdocfest.com/film/standing-up-short-docs-by-indigenous-filmmakers/?fbclid=IwAR3KFke3kc14wC8vZCNn4DpCXE0J02SWhBya-nIpM_nEOKKLVxWwQXrsNmE" office:target-frame-name="_self" xlink:show="replace" text:style-name="Internet_20_link" text:visited-style-name="Visited_20_Internet_20_Link">http://lunenburgdocfest.com/film/standing-up-short-docs-by-indigenous-filmmakers/?fbclid=IwAR3KFke3kc14wC8vZCNn4DpCXE0J02SWhBya-nIpM_nEOKKLVxWwQXrsNmE</text:a> - <text:a xlink:type="simple" xlink:href="https://watch.eventive.org/lunenburgdocfest/play/5f5e8ac8f2e588005383eb1c/5f56982eb6231b00299f5a2f?fbclid=IwAR3Ih3N0KRBw0qniMl6HlE49jOhqvLzP5fuPYkt9CnLrT9DF1mrQTDf0UBU" office:target-frame-name="_self" xlink:show="replace" text:style-name="Internet_20_link" text:visited-style-name="Visited_20_Internet_20_Link">https://watch.eventive.org/lunenburgdocfest/play/5f5e8ac8f2e588005383eb1c/5f56982eb6231b00299f5a2f?fbclid=IwAR3Ih3N0KRBw0qniMl6HlE49jOhqvLzP5fuPYkt9CnLrT9DF1mrQTDf0UBU</text:a> - Lunenburg NS - September 24-30, 2020<text:line-break/><text:span text:style-name="T1">// Emerging Lens Cultural Film Festival - </text:span><text:span text:style-name="T17">Hood Habits</text:span><text:span text:style-name="T1"> Animated, special premiere - Co-Director and Animator - </text:span><text:a xlink:type="simple" xlink:href="https://nsadvocate.org/2019/04/21/news-release-its-happening-the-9th-annual-emerging-lens-cultural-film-festival-april-24-25-26-27-and-the-28th-in-truro-and-new-glasgow/" text:style-name="Internet_20_link" text:visited-style-name="Visited_20_Internet_20_Link">https://nsadvocate.org/2019/04/21/news-release-its-happening-the-9th-annual-emerging-lens-cultural-film-festival-april-24-25-26-27-and-the-28th-in-truro-and-new-glasgow</text:a>/ -  <text:a xlink:type="simple" xlink:href="https://globalnews.ca/video/5180342/emerging-lens-cultural-film-festival-3" text:style-name="Internet_20_link" text:visited-style-name="Visited_20_Internet_20_Link">https://globalnews.ca/video/5180342/emerging-lens-cultural-film-festival-3</text:a> - <text:a xlink:type="simple" xlink:href="https://www.theemerginglens.com/" office:target-frame-name="_self" xlink:show="replace" text:style-name="Internet_20_link" text:visited-style-name="Visited_20_Internet_20_Link">https://www.theemerginglens.com/</text:a> - Halifax NS - April 24-28, 2019<text:line-break/><text:line-break/><text:span text:style-name="T4">EXHIBITIONS<text:line-break/></text:span><text:span text:style-name="T9">// Spring Glitch: A PAVED Arts Fundraiser Party </text:span><text:span text:style-name="T10">- VJ/ 2D experimental animator - Regina, SK - May 4, 2024 - https://</text:span><text:a xlink:type="simple" xlink:href="http://www.pavedarts.ca/spring-glitch/" office:target-frame-name="_blank" xlink:show="new" text:style-name="Internet_20_link" text:visited-style-name="Visited_20_Internet_20_Link"><text:span text:style-name="T14">www.pavedarts.ca/spring-glitch/</text:span></text:a><text:span text:style-name="T10"> - https://</text:span><text:a xlink:type="simple" xlink:href="http://www.instagram.com/pavedarts/reel/C6Zoda-pQvJ/" office:target-frame-name="_blank" xlink:show="new" text:style-name="Internet_20_link" text:visited-style-name="Visited_20_Internet_20_Link"><text:span text:style-name="T14">www.instagram.com/pavedarts/reel/C6Zoda-pQvJ/</text:span></text:a><text:span text:style-name="T10"> </text:span><text:span text:style-name="T18"><text:line-break/></text:span><text:span text:style-name="T9">// Our Lives in the Toxic Blume (olittb) </text:span><text:span text:style-name="T10">- Class digital art exhibition - Factory Media Lab / McMaster University - Hamilton ON - 2023 - https://</text:span><text:a xlink:type="simple" xlink:href="http://www.factorymediacentre.ca/thing-k-power-exhibition/" office:target-frame-name="_blank" xlink:show="new" text:style-name="Internet_20_link" text:visited-style-name="Visited_20_Internet_20_Link"><text:span text:style-name="T14">w</text:span><text:span text:style-name="T18">ww.factorymediacentre.ca/thing-k-p</text:span><text:span text:style-name="T10">ower-exhibition/</text:span></text:a><text:span text:style-name="T10"> - https://</text:span><text:a xlink:type="simple" xlink:href="http://www.youtube.com/watch?v=EHFSpS6jHGo" office:target-frame-name="_blank" xlink:show="new" text:style-name="Internet_20_link" text:visited-style-name="Visited_20_Internet_20_Link"><text:span text:style-name="T14">www.you</text:span><text:span text:style-name="T18">tube.com/watch?v=EHFSpS6jHGo</text:span></text:a><text:span text:style-name="T18"> </text:span><text:line-break/><text:span text:style-name="T1">// Neutral Ground 40th anniversary party archival animation - Animation Projection </text:span>- Neutral Ground Artist-Run Centre, Regina SK, November 19, 2022 <text:span text:style-name="T1"><text:line-break/>// AR Animation Artist - Toronto Junction BIA - First Annual Winter Wonderland Window Exhibit -</text:span> <text:a xlink:type="simple" xlink:href="https://totimes.ca/window-art-comes-to-life-right-before-your-eyes/?fbclid=IwAR2m3DsI_9Xk6ws6pjIlHJ2_cNaOo39pNLiwg01AX_AKmGLa76LBijnY4xo" office:target-frame-name="_self" xlink:show="replace" text:style-name="Internet_20_link" text:visited-style-name="Visited_20_Internet_20_Link">https://totimes.ca/window-art-comes-to-life-right-before-your-eyes/?fbclid=IwAR2m3DsI_9Xk6ws6pjIlHJ2_cNaOo39pNLiwg01AX_AKmGLa76LBijnY4xo</text:a>- <text:a xlink:type="simple" xlink:href="https://www.narcity.com/en-ca/things-to-do/toronto/torontos-first-alternate-reality-exhibition-has-hit-the-junction-its-so-magical" office:target-frame-name="_self" xlink:show="replace" text:style-name="Internet_20_link" text:visited-style-name="Visited_20_Internet_20_Link">https://www.narcity.com/en-ca/things-to-do/toronto/torontos-first-alternate-reality-exhibition-has-hit-the-junction-its-so-magical -</text:a> - Toronto, ON - Nov 2020<text:line-break/><text:span text:style-name="T1">// Thoughts of a Digital Archivist - Window Gallery - Neutral Ground Artist Run Centre - </text:span><text:a xlink:type="simple" xlink:href="https://www.neutralground.sk.ca/?page=eventdetail&amp;year=2020&amp;id=202091020000157" office:target-frame-name="_self" xlink:show="replace" text:style-name="Internet_20_link" text:visited-style-name="Visited_20_Internet_20_Link">https://www.neutralground.sk.ca/?page=eventdetail&amp;year=2020&amp;id=202091020000157</text:a> - <text:a xlink:type="simple" xlink:href="https://www.gallerieswest.ca/events/clara-chen-thoughts-of-a-digital-archivist/" office:target-frame-name="_self" xlink:show="replace" text:style-name="Internet_20_link" text:visited-style-name="Visited_20_Internet_20_Link">https://www.gallerieswest.ca/events/clara-chen-thoughts-of-a-digital-archivist/</text:a> - Sep-Oct 2020<text:line-break/><text:span text:style-name="T1">// Back alley art pops up in downtown Regina - CTV Regina -</text:span><text:a xlink:type="simple" xlink:href="https://regina.ctvnews.ca/back-alley-art-pops-up-in-downtown-regina-1.5074770" office:target-frame-name="_self" xlink:show="replace" text:style-name="Internet_20_link" text:visited-style-name="Visited_20_Internet_20_Link"> https://regina.ctvnews.ca/back-alley-<text:soft-page-break/>art-pops-up-in-downtown-regina-1.5074770</text:a> - Regina, SK - 2020 { PostModern Bazaar - Alley Door Mural Artist - Regina Downtown BID - <text:a xlink:type="simple" xlink:href="https://reginadowntown.ca/alley-door-art-artists-2020/" office:target-frame-name="_self" xlink:show="replace" text:style-name="Internet_20_link" text:visited-style-name="Visited_20_Internet_20_Link">https://reginadowntown.ca/alley-door-art-artists-2020/</text:a> - 2020 }<text:line-break/><text:span text:style-name="T1">// Nocturne 2019 - illustration and prose - A Soft Place - NSCAD Queer Collective - NSCAD Library Windows - </text:span>5163 Duke Street - <text:a xlink:type="simple" xlink:href="https://www.instagram.com/p/B4AUumMnyG7/" text:style-name="Internet_20_link" text:visited-style-name="Visited_20_Internet_20_Link">https://www.instagram.com/p/B4AUumMnyG7/</text:a> - Halifax NS - Oct 24 2019<text:line-break/><text:span text:style-name="T1">// Mom's Garden - Plants in Contemporary Art (group show) - University of Regina Faculty of Media, Art and Performance -</text:span> <text:a xlink:type="simple" xlink:href="https://vimeo.com/343377845" office:target-frame-name="_self" xlink:show="replace" text:style-name="Internet_20_link" text:visited-style-name="Visited_20_Internet_20_Link">https://vimeo.com/343377845</text:a><text:a xlink:type="simple" xlink:href="https://cwcllama.co/demo-reels" office:target-frame-name="_self" xlink:show="replace" text:style-name="Internet_20_link" text:visited-style-name="Visited_20_Internet_20_Link"> </text:a>- 2019<text:line-break/><text:span text:style-name="T1">// Anination: Animation Nation - Expanded Media Showcase (group show) - </text:span><text:a xlink:type="simple" xlink:href="https://www.youtube.com/watch?v=HLPH69gkiUo&amp;feature=emb_logo" text:style-name="Internet_20_link" text:visited-style-name="Visited_20_Internet_20_Link">https://www.youtube.com/watch?v=HLPH69gkiUo&amp;feature=emb_logo</text:a> - NSCAD Film Academy - Halifax NS - 2019<text:line-break/><text:span text:style-name="T1">// </text:span><text:span text:style-name="T5">唐人</text:span><text:span text:style-name="T1">! - Printmaking Showcase (group show) - NSCAD Port Campus - </text:span>Halifax NS - 2018 <text:span text:style-name="T1">// Living Skies - Alley Door Mural Artist - RDBID - </text:span><text:a xlink:type="simple" xlink:href="https://reginadowntown.ca/alleydoorart/" office:target-frame-name="_self" xlink:show="replace" text:style-name="Internet_20_link" text:visited-style-name="Visited_20_Internet_20_Link">https://reginadowntown.ca/alleydoorart/</text:a> - Regina SK - 2018<text:line-break/><text:span text:style-name="T1">// The Bus Ride - GBDA Digital Art Showcase - UWaterloo Stratford Campus -</text:span> <text:a xlink:type="simple" xlink:href="https://uwaterloo.ca/stratford-school-of-interaction-design-and-business/events/2017-project-showcase-and-reception" office:target-frame-name="_self" xlink:show="replace" text:style-name="Internet_20_link" text:visited-style-name="Visited_20_Internet_20_Link">https://uwaterloo.ca/stratford-school-of-interaction-design-and-business/events/2017-project-showcase-and-reception</text:a> <text:a xlink:type="simple" xlink:href="https://www.instagram.com/p/BgZ_A76l-Jk/" office:target-frame-name="_blank" xlink:show="new" text:style-name="Internet_20_link" text:visited-style-name="Visited_20_Internet_20_Link">- https://www.instagram.com/p/BgZ_A76l-Jk/</text:a> - digital illustration for Karin Schmidlin @ University of Waterloo Stratford Campus - Stratford ON - 2017<text:span text:style-name="T1">// Mosaic City - Traffic Box Digital Mural Artist - RDBID -</text:span> <text:a xlink:type="simple" xlink:href="https://reginadowntown.ca/trafficboxart/" office:target-frame-name="_self" xlink:show="replace" text:style-name="Internet_20_link" text:visited-style-name="Visited_20_Internet_20_Link">https://reginadowntown.ca/trafficboxart/</text:a> - Regina SK - 2017<text:span text:style-name="T1">// Don't Trust a Skinny Chef - Painting - German Expressionists and their Contemporaries - Dunlop Art Gallery &amp; Regina Central Library -</text:span> Regina SK - 2017<text:line-break/><text:line-break/><text:span text:style-name="T19">panels, conferences</text:span><text:line-break/><text:span text:style-name="T1">// Transing the Narrative: Positing/Digesting Grief for Equitable+Dialogic Frameworks &amp; cCM: Artistic Interventions for Creative Climate Models |</text:span><text:a xlink:type="simple" xlink:href="https://www.torontomu.ca/graduate/programs/comcult/research-creative/intersections/" office:target-frame-name="_blank" xlink:show="new" text:style-name="Internet_20_link" text:visited-style-name="Visited_20_Internet_20_Link"> IS|CS 2024</text:a> @TMU/York, September 14, 2024<text:line-break/><text:span text:style-name="T1">// Exploring Difficult Subjects in Comics, World Balloon Fair | </text:span>Toronto Comic Arts Festival | May 10, 2024<text:span text:style-name="T1"><text:line-break/>// Animation Festival of Halifax | Select artist for </text:span><text:span text:style-name="T20">Big Picture Panel: Recipes for Community in a time of Disaster</text:span><text:span text:style-name="T17"> </text:span><text:span text:style-name="T1">| Halifax, NS / May 8, 2021<text:line-break/>Films: RAW (CBC, 2020) - </text:span>https://afx.<text:a xlink:type="simple" xlink:href="http://eventive.org/schedule/6088cb601ccf790075af339e" office:target-frame-name="_blank" xlink:show="new" text:style-name="Internet_20_link" text:visited-style-name="Visited_20_Internet_20_Link">eventive.org/schedule/6088cb601ccf790075af339e</text:a> <text:line-break/><text:span text:style-name="T1">// Digging Through SOIL - online gathering &amp; artist discussion on the end of flash media- Neutral Ground Artist-Run Centre &amp; Mackenzie Art Gallery - Gone in a Flash Series -</text:span> <text:a xlink:type="simple" xlink:href="https://neutralground.sk.ca/?page=eventdetail&amp;year=2020&amp;id=2020121120225112" office:target-frame-name="_self" xlink:show="replace" text:style-name="Internet_20_link" text:visited-style-name="Visited_20_Internet_20_Link"><text:span text:style-name="T3">https://neutralground.sk.ca/?page=eventdetail&amp;year=2020&amp;id=2020121120225112</text:span></text:a><text:span text:style-name="T3"> - </text:span><text:a xlink:type="simple" xlink:href="https://www.facebook.com/events/1388545388210568/" office:target-frame-name="_self" xlink:show="replace" text:style-name="Internet_20_link" text:visited-style-name="Visited_20_Internet_20_Link"><text:span text:style-name="T3">https://www.facebook.com/events/1388545388210568/</text:span><text:span text:style-name="T3"> </text:span></text:a><text:span text:style-name="T3">- Regina, SK / Dec 19, 2020</text:span><text:line-break/><text:span text:style-name="T1">// Gone in a Flash Livestream Series - Panel Discussion with Dragan Espenscheid, Jonas Richner and Cyril Chen - Mackenzie Art Gallery &amp; Neutral Ground Artist Run Centre -</text:span> <text:a xlink:type="simple" xlink:href="https://mackenzie.art/event/gone-in-a-flash-panel-discussion/" office:target-frame-name="_self" xlink:show="replace" text:style-name="Internet_20_link" text:visited-style-name="Visited_20_Internet_20_Link">https://mackenzie.art/event/gone-in-a-flash-panel-discussion/</text:a> - <text:a xlink:type="simple" xlink:href="https://www.youtube.com/watch?v=eVYwhtJyx9Y" office:target-frame-name="_self" xlink:show="replace" text:style-name="Internet_20_link" text:visited-style-name="Visited_20_Internet_20_Link">https://www.youtube.com/watch?v=eVYwhtJyx9Y</text:a> - Regina SK / Nov 28, 2020<text:line-break/><text:line-break/><text:span text:style-name="T21">teaching experience</text:span> <text:line-break/><text:span text:style-name="T1">// Underground comix &amp; mini comic production </text:span> - Workshop Instructor - Pulse Lab - Pulse Talks Speaker Series - TBD 2025<text:span text:style-name="T1"><text:line-break/>// Drawn-on-film animation</text:span>  - Workshop fascilitator - Saskfilmpool YFAIR - Summer 2024<text:span text:style-name="T1"><text:line-break/>// Introduction to Communications Theory and Methods </text:span>- Teaching Assitant - McMaster University - Winter 2024<text:span text:style-name="T1"><text:line-break/>// Foundations of Communications Theory and Methods</text:span> - Teaching Assitant - McMaster University - Fall 2023<text:span text:style-name="T1"><text:line-break/>// </text:span><text:a xlink:type="simple" xlink:href="https://www.filmpool.ca/yfair" text:style-name="Internet_20_link" text:visited-style-name="Visited_20_Internet_20_Link"><text:span text:style-name="T1">Digital 2D animation</text:span></text:a><text:span text:style-name="T1"> -</text:span> remote instruction and q&amp;a session - Saskatcheawn Filmpool - Youth Filmpool Artists in Residence -YFAIR - August 18, 2023 <text:span text:style-name="T1"><text:line-break/>//ANIMATION: From Paper to Digital</text:span> - inperson 2-part workshop - Saskatchewan Filmpool - June <text:soft-page-break/>10-11, 2023<text:line-break/><text:a xlink:type="simple" xlink:href="https://www.reginalibrary.ca/attend/programs/8534325" text:style-name="Internet_20_link" text:visited-style-name="Visited_20_Internet_20_Link"><text:span text:style-name="T1">// Wear your art: Visual Storytelling Bandanas</text:span></text:a> - inperson and hybrid workshop - Dunlop Art Gallery - June 6, 2023<text:line-break/><text:span text:style-name="T1">// 2D animation with Blender - </text:span>online workshop via Zoom <text:span text:style-name="T1">- </text:span>Dunlop Art Gallery - https://<text:a xlink:type="simple" xlink:href="http://www.instagram.com/p/CaScRHXODCF/" office:target-frame-name="_blank" xlink:show="new" text:style-name="Internet_20_link" text:visited-style-name="Visited_20_Internet_20_Link">www.instagram.com/p/CaScRHXODCF/</text:a> - https://<text:a xlink:type="simple" xlink:href="http://www.facebook.com/events/393236002564884/" office:target-frame-name="_blank" xlink:show="new" text:style-name="Internet_20_link" text:visited-style-name="Visited_20_Internet_20_Link">www.facebook.com/events/393236002564884/</text:a> - February 2022 <text:span text:style-name="T1"><text:line-break/>// Provincial ArtCade Program</text:span> - digital workshop artist / visiting artist - Mackenzie Art Gallery - February 2020 - 2021<text:line-break/><text:span text:style-name="T1">// Experimental Animation workshop: </text:span><text:span text:style-name="T17">Animating with Mixed Media</text:span> - Mackenzie Art Gallery - March 21 &amp; 29, 2021 <text:span text:style-name="T1"><text:line-break/>// Gone in a Flash Livestream Series - Saving Your Flash Art from the Grave - Mackenzie Art Gallery &amp; Neutral Ground Artist Run Centre - Flash Archiving Workshop using Conifer -</text:span><text:a xlink:type="simple" xlink:href="https://mackenzie.art/event/gone-in-a-flash-workshop-saving-your-flash-art-from-the-grave/" office:target-frame-name="_self" xlink:show="replace" text:style-name="Internet_20_link" text:visited-style-name="Visited_20_Internet_20_Link"><text:span text:style-name="T3">https://mackenzie.art/event/gone-in-a-flash-workshop-saving-your-flash-art-from-the-grave</text:span></text:a><text:span text:style-name="T3">/ - </text:span><text:a xlink:type="simple" xlink:href="https://www.youtube.com/watch?v=YQ3o6iGLcrs&amp;t=1s" office:target-frame-name="_self" xlink:show="replace" text:style-name="Internet_20_link" text:visited-style-name="Visited_20_Internet_20_Link"><text:span text:style-name="T3">https://www.youtube.com/watch?v=YQ3o6iGLcrs&amp;t=1s </text:span></text:a><text:span text:style-name="T3">- </text:span><text:a xlink:type="simple" xlink:href="https://mackenzie.art/gone-in-a-flash/" text:style-name="Internet_20_link" text:visited-style-name="Visited_20_Internet_20_Link"><text:span text:style-name="T3">https://mackenzie.art/gone-in-a-flash/</text:span></text:a><text:span text:style-name="T3"> - </text:span><text:a xlink:type="simple" xlink:href="https://docs.google.com/document/d/1EhGXpZUi7RhRFqSXP354X2UG1enuEBIY7RobnZdB37c/edit" text:style-name="Internet_20_link" text:visited-style-name="Visited_20_Internet_20_Link"><text:span text:style-name="T3">https://docs.google.com/document/d/1EhGXpZUi7RhRFqSXP354X2UG1enuEBIY7RobnZdB37c/edit</text:span></text:a><text:span text:style-name="T3"> -Regina SK / Dec 10, 2020</text:span></text:p>
      <text:p text:style-name="P3"><text:span text:style-name="T1">// Teaching Assistant </text:span>- Kumon Math &amp; Reading Centre - Regina SK / 2014 - 2016<text:line-break/><text:span text:style-name="T1">// Volunteer English Tutor </text:span>- WF Ready Elementary School - Regina SK / 2011 - 2012</text:p>
      <text:p text:style-name="P2"><text:span text:style-name="T4">PUBLICATIONS</text:span><text:span text:style-name="T1"><text:line-break/>// Transmuted - short poem, “genderfree” - Issue 10</text:span> - https://<text:a xlink:type="simple" xlink:href="http://www.transmuted.co.uk/product-page/issue-10-preorder" office:target-frame-name="_blank" xlink:show="new" text:style-name="Internet_20_link" text:visited-style-name="Visited_20_Internet_20_Link">www.transmuted.co.uk/product-page/issue-10-preorder</text:a> - UK - 2024<text:span text:style-name="T1"><text:line-break/>// Burning Magazine - illustration - Winter 2021 Issue - "SOCIAL PHOBIA"</text:span> - https://<text:a xlink:type="simple" xlink:href="http://www.burningmagazine.com/issue-no-2/" office:target-frame-name="_blank" xlink:show="new" text:style-name="Internet_20_link" text:visited-style-name="Visited_20_Internet_20_Link">www.burningmagazine.com/issue-no-2/</text:a> - Halifax NS - 2021<text:line-break/><text:span text:style-name="T1">// On International Transgender Day of Visibility, artist Cyril Chen explores Happiness - CBC Nova Scotia</text:span> | First Person - comic and written piece - <text:a xlink:type="simple" xlink:href="https://www.cbc.ca/news/canada/nova-scotia/happy-place-cyril-chen-1.5971050" office:target-frame-name="_self" xlink:show="replace" text:style-name="Internet_20_link" text:visited-style-name="Visited_20_Internet_20_Link">https://www.cbc.ca/news/canada/nova-scotia/happy-place-cyril-chen-1.5971050?utm_campaign=likeshopme&amp;utm_medium=instagram&amp;utm_source=dash%20hudson&amp;utm_content=www.instagram.com/p/CNGISrYH7x8/</text:a> - Halifax, Nova Scotia / March 31, 2021<text:line-break/><text:span text:style-name="T1">// RIP Adobe Flash: Five Takeaways About the Plug-In's Legacy in Net Art - HYPERALLERGIC - </text:span>by Rea McNamara - <text:a xlink:type="simple" xlink:href="https://hyperallergic.com/609682/rip-adobe-flash-five-takeaways-about-the-plug-ins-legacy-in-net-art/%20" office:target-frame-name="_self" xlink:show="replace" text:style-name="Internet_20_link" text:visited-style-name="Visited_20_Internet_20_Link">https://hyperallergic.com/609682/rip-adobe-flash-five-takeaways-about-the-plug-ins-legacy-in-net-art/</text:a> - Brooklyn NY / Dec 18, 2020<text:line-break/><text:span text:style-name="T1">// Raw Talent: How this spoken word video came to be - Featured Artist - CBC Nova Scotia</text:span> - <text:a xlink:type="simple" xlink:href="https://www.cbc.ca/news/canada/nova-scotia/community/raw-talent-how-this-spoken-word-video-came-to-be-1.5479690?fbclid=IwAR1k3j0NRObi-bqo5x9v3EXPAF9zo-MG3oRt7Q0S-4s3znb1y-gWY9eeF2w" text:style-name="Internet_20_link" text:visited-style-name="Visited_20_Internet_20_Link">https://www.cbc.ca/news/canada/nova-scotia/community/raw-talent-how-this-spoken-word-video-came-to-be-1.5479690?fbclid=IwAR1k3j0NRObi-bqo5x9v3EXPAF9zo-MG3oRt7Q0S-4s3znb1y-gWY9eeF2w</text:a><text:a xlink:type="simple" xlink:href="https://www.youtube.com/watch?v=m3vCmSTxQTU&amp;t=350s" office:target-frame-name="_self" xlink:show="replace" text:style-name="Internet_20_link" text:visited-style-name="Visited_20_Internet_20_Link"> </text:a>- NS, CAN - 2020</text:p>
      <text:p text:style-name="P2"><text:span text:style-name="T1">// Raw: A spoken word piece that speaks to being true to yourself - Animator and Co-Director - CBC Creator Network -</text:span> <text:a xlink:type="simple" xlink:href="https://www.cbc.ca/news/canada/nova-scotia/raw-spoken-word-nova-scotia-1.5473945?utm_campaign=likeshopme&amp;utm_medium=instagram&amp;utm_source=dash%20hudson&amp;utm_content=www.instagram.com/p/B8_Y1zPHOVL/" text:style-name="Internet_20_link" text:visited-style-name="Visited_20_Internet_20_Link">https://www.cbc.ca/news/canada/nova-scotia/raw-spoken-word-nova-scotia-1.5473945?utm_campaign=likeshopme&amp;utm_medium=instagram&amp;utm_source=dash%20hudson&amp;utm_content=www.instagram.com/p/B8_Y1zPHOVL/</text:a><text:a xlink:type="simple" xlink:href="https://www.youtube.com/watch?v=m3vCmSTxQTU&amp;t=350s" office:target-frame-name="_self" xlink:show="replace" text:style-name="Internet_20_link" text:visited-style-name="Visited_20_Internet_20_Link"> </text:a>- NS, CAN - 2020<text:line-break/><text:span text:style-name="T1">// Burning Magazine - illustration - November Issue - "WANTING TO POSSESS A CANDLE FLAME WHEN U HAVE THE SUN"</text:span> - https://expozine.ca/en/fair/fair-2020/ - https://issuu.com/burningmagazine/docs/b_u_r_n_i_n_g_no_1_layout_zine_spreads - <text:a xlink:type="simple" xlink:href="https://www.instagram.com/p/B4cngJChF8v/" text:style-name="Internet_20_link" text:visited-style-name="Visited_20_Internet_20_Link">https://www.instagram.com/p/B4cngJChF8v/</text:a> - Halifax NS - 2019</text:p>
      <text:p text:style-name="P2"><text:span text:style-name="T1">// Canadian Youth occupy MP Offices across the country calling for climate action - Canada's National Observer - Photographer -</text:span> <text:a xlink:type="simple" xlink:href="https://www.nationalobserver.com/2018/11/30/news/canadian-youth-occupy-mp-offices-across-country-calling-climate-action" office:target-frame-name="_self" xlink:show="replace" text:style-name="Internet_20_link" text:visited-style-name="Visited_20_Internet_20_Link">https://www</text:a><text:a xlink:type="simple" xlink:href="https://www.nationalobserver.com/2018/11/30/news/canadian-youth-occupy-mp-offices-across-country-calling-climate-action" office:target-frame-name="_blank" xlink:show="new" text:style-name="Internet_20_link" text:visited-style-name="Visited_20_Internet_20_Link">.nationalobserver.com/2018/11/30/ne</text:a><text:a xlink:type="simple" xlink:href="https://www.nationalobserver.com/2018/11/30/news/canadian-youth-occupy-mp-offices-across-country-calling-climate-action" office:target-frame-name="_self" xlink:show="replace" text:style-name="Internet_20_link" text:visited-style-name="Visited_20_Internet_20_Link">ws/canadian-youth-occupy-mp-offices-across-country-calling-climate-action</text:a> - Halifax NS - November 30, 2018<text:line-break/><text:span text:style-name="T1">// Divest Dal Campout - No More Excuses - The Nova Scotia Advocate - Photographer - </text:span><text:soft-page-break/><text:a xlink:type="simple" xlink:href="https://nsadvocate.org/2017/11/27/divest-dal-campout-no-more-excuses/" office:target-frame-name="_self" xlink:show="replace" text:style-name="Internet_20_link" text:visited-style-name="Visited_20_Internet_20_Link">https://nsadvocate.org/201</text:a><text:a xlink:type="simple" xlink:href="https://nsadvocate.org/2017/11/27/divest-dal-campout-no-more-excuses/" office:target-frame-name="_blank" xlink:show="new" text:style-name="Internet_20_link" text:visited-style-name="Visited_20_Internet_20_Link">7/11/27/divest-dal-cam</text:a><text:a xlink:type="simple" xlink:href="https://nsadvocate.org/2017/11/27/divest-dal-campout-no-more-excuses/" office:target-frame-name="_self" xlink:show="replace" text:style-name="Internet_20_link" text:visited-style-name="Visited_20_Internet_20_Link">pout-no-more-excuses/</text:a> - Halifax NS - November 27, 2017</text:p>
      <text:p text:style-name="P3"><text:line-break/><text:span text:style-name="T4">CONTESTS</text:span><text:line-break/>// 24 Hours Animation Film Contest - Sheridan College - <text:a xlink:type="simple" xlink:href="https://www.youtube.com/watch?v=lmAFwu8f-_A" office:target-frame-name="_self" xlink:show="replace" text:style-name="Internet_20_link" text:visited-style-name="Visited_20_Internet_20_Link">https://www.youtube.com/watch?v=lmAFwu8f-_A</text:a> - Oakville, ON - Oct 10 2019<text:line-break/>// Project: Better - QHacks Best Design Award - UX/UI Designer - Queen's University - <text:a xlink:type="simple" xlink:href="https://devpost.com/software/better" office:target-frame-name="_self" xlink:show="replace" text:style-name="Internet_20_link" text:visited-style-name="Visited_20_Internet_20_Link">https://devpost.com/software/better </text:a>- <text:a xlink:type="simple" xlink:href="https://twitter.com/AutocodeHQ/status/960172056959766529" office:target-frame-name="_self" xlink:show="replace" text:style-name="Internet_20_link" text:visited-style-name="Visited_20_Internet_20_Link">https://twitter.com/AutocodeHQ/status/960172056959766529 </text:a>- Kingston, ON - 2018<text:line-break/>// Stratford Campus UXPerience Design Camp - Project: Beyond Innovation - University of Waterloo - <text:a xlink:type="simple" xlink:href="https://docs.google.com/presentation/d/1gduKB1tD_K9hkNHiIrF0siZfy2Gp2t9mm2g-C3Y7TGk/edit#slide=id.gd9c453428_0_16" office:target-frame-name="_self" xlink:show="replace" text:style-name="Internet_20_link" text:visited-style-name="Visited_20_Internet_20_Link">https://docs.google.com/presentation/d/1gduKB1tD_K9hkNHiIrF0siZfy2Gp2t9mm2g-C3Y7TGk/edit#slide=id.gd9c453428_0_16 </text:a>- <text:a xlink:type="simple" xlink:href="https://www.youtube.com/watch?v=3I5U2_mcjrg" office:target-frame-name="_self" xlink:show="replace" text:style-name="Internet_20_link" text:visited-style-name="Visited_20_Internet_20_Link">https://www.youtube.com/watch?v=3I5U2_mcjrg</text:a> - Stratford, ON - 2016<text:line-break/><text:line-break/><text:span text:style-name="T19">volunteer</text:span><text:line-break/>// Film festival laurel designer for Microbeaf 2023 Experimental Film Festival | May 20, 2023<text:line-break/>// Co-Project Manager (fall term) - third-year group stop-motion animation film, <text:span text:style-name="T16">Bridget</text:span>, Sheridan College - Oakville, ON, 2021-2022</text:p>
      <text:p text:style-name="P2"><text:span text:style-name="T4">JURIES</text:span><text:line-break/>// Canada Council for the Arts - paid jury member for Research-Creation grant program, New and Emerging Artists - remote, Canada, 2024<text:line-break/>// Nuit Blanche Regina - volunteer jury member for 2021 Nuit Blanche installations - https://nuitblancheregina.ca/- Regina, SK<text:line-break/>// Neutral Ground Artist-Run Centre - paid jury member for 2022 - 2024 exhibition programming (window and main gallery) | Regina, S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23:40:35.540512300</meta:creation-date>
    <dc:date>2025-12-14T23:45:19.527154300</dc:date>
    <meta:editing-duration>PT4M44S</meta:editing-duration>
    <meta:editing-cycles>1</meta:editing-cycles>
    <meta:document-statistic meta:table-count="0" meta:image-count="0" meta:object-count="0" meta:page-count="5" meta:paragraph-count="14" meta:word-count="1896" meta:character-count="14999" meta:non-whitespace-character-count="13087"/>
    <meta:generator>LibreOffice/25.8.3.2$Windows_X86_64 LibreOffice_project/8ca8d55c161d602844f5428fa4b58097424e324e</meta:generator>
  </office:meta>
</office:document-meta>
</file>